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weight="bold" officeooo:rsid="001435ed" officeooo:paragraph-rsid="001435ed" style:font-weight-asian="bold" style:font-weight-complex="bold"/>
    </style:style>
    <style:style style:name="P2" style:family="paragraph" style:parent-style-name="Standard">
      <style:text-properties style:font-name="Arial" fo:font-weight="bold" officeooo:rsid="001435ed" officeooo:paragraph-rsid="00185a4b" style:font-weight-asian="bold" style:font-weight-complex="bold"/>
    </style:style>
    <style:style style:name="P3" style:family="paragraph" style:parent-style-name="Standard">
      <style:text-properties style:font-name="Arial" fo:font-weight="bold" officeooo:rsid="00418e35" officeooo:paragraph-rsid="00418e35" style:font-weight-asian="bold" style:font-weight-complex="bold"/>
    </style:style>
    <style:style style:name="P4" style:family="paragraph" style:parent-style-name="Standard">
      <style:text-properties style:font-name="Arial" fo:font-weight="bold" officeooo:rsid="00418e35" officeooo:paragraph-rsid="004d869f" style:font-weight-asian="bold" style:font-weight-complex="bold"/>
    </style:style>
    <style:style style:name="P5" style:family="paragraph" style:parent-style-name="Standard">
      <style:text-properties style:font-name="Arial" fo:font-weight="bold" officeooo:rsid="002f1fb1" officeooo:paragraph-rsid="003662ff" style:font-weight-asian="bold" style:font-weight-complex="bold"/>
    </style:style>
    <style:style style:name="P6" style:family="paragraph" style:parent-style-name="Standard">
      <style:text-properties style:font-name="Arial" fo:font-weight="bold" officeooo:rsid="004ddab1" officeooo:paragraph-rsid="0051628b" style:font-weight-asian="bold" style:font-weight-complex="bold"/>
    </style:style>
    <style:style style:name="P7" style:family="paragraph" style:parent-style-name="Standard">
      <style:text-properties style:font-name="Arial" fo:font-style="italic" fo:font-weight="normal" officeooo:rsid="001435ed" officeooo:paragraph-rsid="001435ed" style:font-style-asian="italic" style:font-weight-asian="normal" style:font-style-complex="italic" style:font-weight-complex="normal"/>
    </style:style>
    <style:style style:name="P8" style:family="paragraph" style:parent-style-name="Standard">
      <style:text-properties style:font-name="Arial" fo:font-style="italic" fo:font-weight="normal" officeooo:rsid="0018010e" officeooo:paragraph-rsid="00238d64" style:font-style-asian="italic" style:font-weight-asian="normal" style:font-style-complex="italic" style:font-weight-complex="normal"/>
    </style:style>
    <style:style style:name="P9" style:family="paragraph" style:parent-style-name="Standard">
      <style:text-properties style:font-name="Arial" fo:font-weight="normal" officeooo:rsid="001435ed" officeooo:paragraph-rsid="00165fa5" style:font-weight-asian="normal" style:font-weight-complex="normal"/>
    </style:style>
    <style:style style:name="P10" style:family="paragraph" style:parent-style-name="Standard">
      <style:text-properties style:font-name="Arial" fo:font-weight="normal" officeooo:rsid="001435ed" officeooo:paragraph-rsid="001435ed" style:font-weight-asian="normal" style:font-weight-complex="normal"/>
    </style:style>
    <style:style style:name="P11" style:family="paragraph" style:parent-style-name="Standard">
      <style:text-properties style:font-name="Arial" fo:font-weight="normal" officeooo:rsid="00165fa5" officeooo:paragraph-rsid="00165fa5" style:font-weight-asian="normal" style:font-weight-complex="normal"/>
    </style:style>
    <style:style style:name="P12" style:family="paragraph" style:parent-style-name="Standard">
      <style:text-properties style:font-name="Arial" fo:font-weight="normal" officeooo:rsid="0018fb3b" officeooo:paragraph-rsid="0018fb3b" style:font-weight-asian="normal" style:font-weight-complex="normal"/>
    </style:style>
    <style:style style:name="P13" style:family="paragraph" style:parent-style-name="Standard">
      <style:text-properties style:font-name="Arial" fo:font-weight="normal" officeooo:rsid="0018010e" officeooo:paragraph-rsid="0018010e" style:font-weight-asian="normal" style:font-weight-complex="normal"/>
    </style:style>
    <style:style style:name="P14" style:family="paragraph" style:parent-style-name="Standard">
      <style:text-properties style:font-name="Arial" fo:font-weight="normal" officeooo:rsid="0018010e" officeooo:paragraph-rsid="0018fb3b" style:font-weight-asian="normal" style:font-weight-complex="normal"/>
    </style:style>
    <style:style style:name="P15" style:family="paragraph" style:parent-style-name="Standard">
      <style:text-properties style:font-name="Arial" fo:font-weight="normal" officeooo:rsid="0035e8c6" officeooo:paragraph-rsid="0035e8c6" style:font-weight-asian="normal" style:font-weight-complex="normal"/>
    </style:style>
    <style:style style:name="P16" style:family="paragraph" style:parent-style-name="Standard">
      <style:text-properties style:font-name="Arial" fo:font-weight="normal" officeooo:rsid="00418e35" officeooo:paragraph-rsid="00464d19" style:font-weight-asian="normal" style:font-weight-complex="normal"/>
    </style:style>
    <style:style style:name="P17" style:family="paragraph" style:parent-style-name="Standard">
      <style:text-properties style:font-name="Arial" fo:font-weight="normal" officeooo:rsid="0050e374" officeooo:paragraph-rsid="0050e374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305d7" officeooo:paragraph-rsid="004305d7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style:text-underline-style="solid" style:text-underline-width="auto" style:text-underline-color="font-color" fo:font-weight="bold" officeooo:rsid="00452a6b" officeooo:paragraph-rsid="00452a6b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29eb0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29eb0" officeooo:paragraph-rsid="004305d7" style:font-weight-asian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Arial" style:text-underline-style="none" fo:font-weight="normal" officeooo:rsid="00429eb0" officeooo:paragraph-rsid="001435ed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452a6b" officeooo:paragraph-rsid="00452a6b" style:font-weight-asian="normal" style:font-weight-complex="normal"/>
    </style:style>
    <style:style style:name="P26" style:family="paragraph" style:parent-style-name="Standard">
      <style:text-properties officeooo:rsid="00165fa5" officeooo:paragraph-rsid="00165fa5"/>
    </style:style>
    <style:style style:name="P27" style:family="paragraph" style:parent-style-name="Standard">
      <style:paragraph-properties fo:text-align="start" style:justify-single-word="false"/>
      <style:text-properties fo:color="#ff3333" style:font-name="Arial" style:text-underline-style="none" fo:font-weight="bold" officeooo:rsid="00429eb0" officeooo:paragraph-rsid="004305d7" style:font-weight-asian="bold" style:font-weight-complex="bold"/>
    </style:style>
    <style:style style:name="P28" style:family="paragraph" style:parent-style-name="Standard">
      <style:text-properties fo:color="#ff3333" style:font-name="Arial" fo:font-weight="normal" officeooo:rsid="0049aa90" officeooo:paragraph-rsid="0051628b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2d9a" officeooo:paragraph-rsid="00452d9a" style:font-weight-asian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7bcf5" officeooo:paragraph-rsid="0047bcf5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color="#000000" style:font-name="Arial" style:text-underline-style="none" fo:font-weight="normal" officeooo:rsid="00458987" officeooo:paragraph-rsid="00452a6b" style:font-weight-asian="normal" style:font-weight-complex="normal"/>
    </style:style>
    <style:style style:name="P33" style:family="paragraph" style:parent-style-name="Standard">
      <style:text-properties fo:color="#000000" style:font-name="Arial" fo:font-weight="bold" officeooo:rsid="00418e35" officeooo:paragraph-rsid="0051628b" style:font-weight-asian="bold" style:font-weight-complex="bold"/>
    </style:style>
    <style:style style:name="P34" style:family="paragraph" style:parent-style-name="Standard">
      <style:text-properties fo:color="#009933" style:font-name="Arial" fo:font-weight="normal" officeooo:rsid="0049aa90" officeooo:paragraph-rsid="004d869f" fo:background-color="transparent" style:font-weight-asian="normal" style:font-weight-complex="normal"/>
    </style:style>
    <style:style style:name="P35" style:family="paragraph" style:parent-style-name="Standard">
      <style:text-properties officeooo:rsid="004ddab1" officeooo:paragraph-rsid="0051628b"/>
    </style:style>
    <style:style style:name="P36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style:font-name="Arial" fo:font-weight="bold" officeooo:rsid="00165fa5" officeooo:paragraph-rsid="00165fa5" style:font-weight-asian="bold" style:font-weight-complex="bold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435ed" officeooo:paragraph-rsid="001435ed" style:font-weight-asian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9029c" officeooo:paragraph-rsid="0019029c" style:font-weight-asian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style:font-name="Arial" fo:font-weight="normal" officeooo:rsid="00165fa5" officeooo:paragraph-rsid="00165fa5" style:font-weight-asian="normal" style:font-weight-complex="normal"/>
    </style:style>
    <style:style style:name="P41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18e35" officeooo:paragraph-rsid="0051628b" style:font-weight-asian="normal" style:font-weight-complex="normal"/>
    </style:style>
    <style:style style:name="P42" style:family="paragraph" style:parent-style-name="Standard">
      <style:paragraph-properties fo:margin-left="0cm" fo:margin-right="0cm" fo:text-indent="0cm" style:auto-text-indent="false"/>
      <style:text-properties style:font-name="Arial" fo:font-weight="bold" officeooo:rsid="001435ed" officeooo:paragraph-rsid="001435ed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418e35" officeooo:paragraph-rsid="001435ed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style:font-name="Arial" style:text-underline-style="solid" style:text-underline-width="auto" style:text-underline-color="font-color" fo:font-weight="bold" officeooo:rsid="001e8138" officeooo:paragraph-rsid="00406b2a" style:font-weight-asian="bold" style:font-weight-complex="bold"/>
    </style:style>
    <style:style style:name="P45" style:family="paragraph" style:parent-style-name="Standard" style:list-style-name="L1">
      <style:paragraph-properties fo:text-align="start" style:justify-single-word="false"/>
      <style:text-properties officeooo:paragraph-rsid="004305d7"/>
    </style:style>
    <style:style style:name="P46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52a6b" officeooo:paragraph-rsid="00458987" style:font-weight-asian="bold" style:font-weight-complex="bold"/>
    </style:style>
    <style:style style:name="P47" style:family="paragraph" style:parent-style-name="Standard" style:list-style-name="L2">
      <style:paragraph-properties fo:text-align="start" style:justify-single-word="false"/>
      <style:text-properties fo:color="#000000" style:font-name="Arial" style:text-underline-style="none" fo:font-weight="bold" officeooo:rsid="00429eb0" officeooo:paragraph-rsid="004305d7" style:font-weight-asian="bold" style:font-weight-complex="bold"/>
    </style:style>
    <style:style style:name="P48" style:family="paragraph" style:parent-style-name="Standard" style:list-style-name="L6">
      <style:text-properties fo:color="#000000" style:font-name="Arial" fo:font-weight="normal" officeooo:rsid="0049aa90" officeooo:paragraph-rsid="0049aa90" fo:background-color="transparent" style:font-weight-asian="normal" style:font-weight-complex="normal"/>
    </style:style>
    <style:style style:name="P49" style:family="paragraph" style:parent-style-name="Standard" style:list-style-name="L7">
      <style:text-properties fo:color="#000000" style:font-name="Arial" fo:font-weight="normal" officeooo:rsid="005311fb" officeooo:paragraph-rsid="0051628b" style:font-weight-asian="normal" style:font-weight-complex="normal"/>
    </style:style>
    <style:style style:name="P50" style:family="paragraph" style:parent-style-name="Standard" style:list-style-name="L7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1" style:family="paragraph" style:parent-style-name="Standard" style:list-style-name="L8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2" style:family="paragraph" style:parent-style-name="Standard" style:list-style-name="L9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3" style:family="paragraph" style:parent-style-name="Standard">
      <style:text-properties fo:color="#000000" style:font-name="Arial" fo:font-weight="normal" officeooo:rsid="004ddab1" officeooo:paragraph-rsid="0051628b" style:font-weight-asian="normal" style:font-weight-complex="normal"/>
    </style:style>
    <style:style style:name="P54" style:family="paragraph" style:parent-style-name="Standard" style:list-style-name="L8">
      <style:text-properties fo:color="#000000" style:font-name="Arial" fo:font-weight="normal" officeooo:rsid="00418e35" officeooo:paragraph-rsid="0051628b" style:font-weight-asian="normal" style:font-weight-complex="normal"/>
    </style:style>
    <style:style style:name="P55" style:family="paragraph" style:parent-style-name="Standard" style:list-style-name="L10">
      <style:text-properties fo:color="#000000" style:font-name="Arial" fo:font-weight="normal" officeooo:rsid="004e025f" officeooo:paragraph-rsid="0051628b" style:font-weight-asian="normal" style:font-weight-complex="normal"/>
    </style:style>
    <style:style style:name="P56" style:family="paragraph" style:parent-style-name="Standard" style:list-style-name="L6">
      <style:text-properties fo:color="#000000" style:font-name="Arial" fo:font-weight="bold" officeooo:rsid="00418e35" officeooo:paragraph-rsid="0049aa90" style:font-weight-asian="bold" style:font-weight-complex="bold"/>
    </style:style>
    <style:style style:name="P57" style:family="paragraph" style:parent-style-name="Standard" style:list-style-name="L3">
      <style:text-properties officeooo:paragraph-rsid="003af598"/>
    </style:style>
    <style:style style:name="P58" style:family="paragraph" style:parent-style-name="Standard" style:list-style-name="L3">
      <style:text-properties style:font-name="Arial" fo:font-weight="bold" officeooo:rsid="001435ed" officeooo:paragraph-rsid="003af598" style:font-weight-asian="bold" style:font-weight-complex="bold"/>
    </style:style>
    <style:style style:name="P59" style:family="paragraph" style:parent-style-name="Standard" style:list-style-name="L3">
      <style:text-properties style:font-name="Arial" fo:font-weight="bold" officeooo:rsid="0015ccb5" officeooo:paragraph-rsid="003af598" style:font-weight-asian="bold" style:font-weight-complex="bold"/>
    </style:style>
    <style:style style:name="P60" style:family="paragraph" style:parent-style-name="Standard" style:list-style-name="L4">
      <style:text-properties style:font-name="Arial" fo:font-weight="bold" officeooo:rsid="00165fa5" officeooo:paragraph-rsid="00238d64" style:font-weight-asian="bold" style:font-weight-complex="bold"/>
    </style:style>
    <style:style style:name="P61" style:family="paragraph" style:parent-style-name="Standard" style:list-style-name="L4">
      <style:text-properties style:font-name="Arial" fo:font-weight="bold" officeooo:rsid="00165fa5" officeooo:paragraph-rsid="002420ef" style:font-weight-asian="bold" style:font-weight-complex="bold"/>
    </style:style>
    <style:style style:name="P62" style:family="paragraph" style:parent-style-name="Standard" style:list-style-name="L6">
      <style:text-properties style:font-name="Arial" fo:font-weight="bold" officeooo:rsid="00418e35" officeooo:paragraph-rsid="00418e35" style:font-weight-asian="bold" style:font-weight-complex="bold"/>
    </style:style>
    <style:style style:name="P63" style:family="paragraph" style:parent-style-name="Standard" style:list-style-name="L6">
      <style:text-properties style:font-name="Arial" fo:font-weight="bold" officeooo:rsid="00418e35" officeooo:paragraph-rsid="0050505d" style:font-weight-asian="bold" style:font-weight-complex="bold"/>
    </style:style>
    <style:style style:name="P64" style:family="paragraph" style:parent-style-name="Standard" style:list-style-name="L6">
      <style:text-properties style:font-name="Arial" fo:font-weight="bold" officeooo:rsid="0044bc82" officeooo:paragraph-rsid="0044bc82" style:font-weight-asian="bold" style:font-weight-complex="bold"/>
    </style:style>
    <style:style style:name="P65" style:family="paragraph" style:parent-style-name="Standard" style:list-style-name="L3">
      <style:text-properties style:font-name="Arial" fo:font-weight="normal" officeooo:rsid="001435ed" officeooo:paragraph-rsid="003af598" style:font-weight-asian="normal" style:font-weight-complex="normal"/>
    </style:style>
    <style:style style:name="P66" style:family="paragraph" style:parent-style-name="Standard" style:list-style-name="L3">
      <style:text-properties style:font-name="Arial" fo:font-weight="normal" officeooo:rsid="0015ccb5" officeooo:paragraph-rsid="0015ccb5" style:font-weight-asian="normal" style:font-weight-complex="normal"/>
    </style:style>
    <style:style style:name="P67" style:family="paragraph" style:parent-style-name="Standard" style:list-style-name="L3">
      <style:text-properties style:font-name="Arial" fo:font-weight="normal" officeooo:rsid="0015ccb5" officeooo:paragraph-rsid="003af598" style:font-weight-asian="normal" style:font-weight-complex="normal"/>
    </style:style>
    <style:style style:name="P68" style:family="paragraph" style:parent-style-name="Standard" style:list-style-name="L3">
      <style:text-properties style:font-name="Arial" fo:font-weight="normal" officeooo:rsid="0019029c" officeooo:paragraph-rsid="003af598" style:font-weight-asian="normal" style:font-weight-complex="normal"/>
    </style:style>
    <style:style style:name="P69" style:family="paragraph" style:parent-style-name="Standard" style:list-style-name="L5">
      <style:text-properties style:font-name="Arial" fo:font-weight="normal" officeooo:rsid="001b846d" officeooo:paragraph-rsid="001b846d" style:font-weight-asian="normal" style:font-weight-complex="normal"/>
    </style:style>
    <style:style style:name="P70" style:family="paragraph" style:parent-style-name="Standard" style:list-style-name="L5">
      <style:text-properties style:font-name="Arial" fo:font-weight="normal" officeooo:rsid="0025521f" officeooo:paragraph-rsid="0025521f" style:font-weight-asian="normal" style:font-weight-complex="normal"/>
    </style:style>
    <style:style style:name="P71" style:family="paragraph" style:parent-style-name="Standard">
      <style:text-properties style:font-name="Arial" fo:font-weight="normal" officeooo:rsid="0035e8c6" officeooo:paragraph-rsid="00532de5" style:font-weight-asian="normal" style:font-weight-complex="normal"/>
    </style:style>
    <style:style style:name="P72" style:family="paragraph" style:parent-style-name="Standard" style:list-style-name="L5">
      <style:text-properties fo:color="#ff3333" style:font-name="Arial" fo:font-weight="normal" officeooo:rsid="002c2d97" officeooo:paragraph-rsid="001b846d" style:font-weight-asian="normal" style:font-weight-complex="normal"/>
    </style:style>
    <style:style style:name="P73" style:family="paragraph" style:parent-style-name="Standard" style:list-style-name="L6">
      <style:text-properties fo:color="#ff3333" style:font-name="Arial" fo:font-weight="normal" officeooo:rsid="0050505d" officeooo:paragraph-rsid="0050505d" style:font-weight-asian="normal" style:font-weight-complex="normal"/>
    </style:style>
    <style:style style:name="P74" style:family="paragraph" style:parent-style-name="Standard" style:list-style-name="L6">
      <style:text-properties fo:color="#1c1c1c" style:font-name="Arial" fo:font-weight="normal" officeooo:rsid="004d2697" officeooo:paragraph-rsid="004d2697" fo:background-color="transparent" style:font-weight-asian="normal" style:font-weight-complex="normal"/>
    </style:style>
    <style:style style:name="P75" style:family="paragraph" style:parent-style-name="Standard" style:list-style-name="L6">
      <style:text-properties fo:color="#1c1c1c" style:font-name="Arial" fo:font-weight="normal" officeooo:rsid="004dbdaa" officeooo:paragraph-rsid="004dbdaa" fo:background-color="transparent" style:font-weight-asian="normal" style:font-weight-complex="normal"/>
    </style:style>
    <style:style style:name="P76" style:family="paragraph" style:parent-style-name="Standard" style:list-style-name="L6">
      <style:text-properties fo:color="#1c1c1c" style:font-name="Arial" fo:font-weight="normal" officeooo:rsid="004d2697" officeooo:paragraph-rsid="004dbdaa" style:font-weight-asian="normal" style:font-weight-complex="normal"/>
    </style:style>
    <style:style style:name="P77" style:family="paragraph" style:parent-style-name="Standard" style:list-style-name="L6">
      <style:text-properties fo:color="#1c1c1c" style:font-name="Arial" fo:font-weight="normal" officeooo:rsid="004d2697" officeooo:paragraph-rsid="004f9e10" style:font-weight-asian="normal" style:font-weight-complex="normal"/>
    </style:style>
    <style:style style:name="P78" style:family="paragraph" style:parent-style-name="Standard" style:list-style-name="L6">
      <style:text-properties fo:color="#1c1c1c" style:font-name="Arial" fo:font-weight="bold" officeooo:rsid="004d2697" officeooo:paragraph-rsid="004d2697" fo:background-color="transparent" style:font-weight-asian="bold" style:font-weight-complex="bold"/>
    </style:style>
    <style:style style:name="P79" style:family="paragraph" style:parent-style-name="Standard" style:list-style-name="L6">
      <style:text-properties fo:color="#009933" style:font-name="Arial" fo:font-weight="normal" officeooo:rsid="0049aa90" officeooo:paragraph-rsid="004f9e10" fo:background-color="transparent" style:font-weight-asian="normal" style:font-weight-complex="normal"/>
    </style:style>
    <style:style style:name="P80" style:family="paragraph" style:parent-style-name="Standard" style:list-style-name="L10">
      <style:text-properties officeooo:rsid="004ddab1" officeooo:paragraph-rsid="0051628b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fo:color="#000000" style:font-name="Arial" fo:font-weight="normal" officeooo:rsid="004ddab1" officeooo:paragraph-rsid="0051628b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ccb5" style:font-weight-asian="normal" style:font-weight-complex="normal"/>
    </style:style>
    <style:style style:name="T3" style:family="text">
      <style:text-properties fo:font-weight="normal" officeooo:rsid="00165fa5" style:font-weight-asian="normal" style:font-weight-complex="normal"/>
    </style:style>
    <style:style style:name="T4" style:family="text">
      <style:text-properties fo:font-weight="normal" officeooo:rsid="0018010e" style:font-weight-asian="normal" style:font-weight-complex="normal"/>
    </style:style>
    <style:style style:name="T5" style:family="text">
      <style:text-properties fo:font-weight="normal" officeooo:rsid="00207c40" style:font-weight-asian="normal" style:font-weight-complex="normal"/>
    </style:style>
    <style:style style:name="T6" style:family="text">
      <style:text-properties fo:font-weight="normal" officeooo:rsid="00458987" style:font-weight-asian="normal" style:font-weight-complex="normal"/>
    </style:style>
    <style:style style:name="T7" style:family="text">
      <style:text-properties fo:font-weight="normal" officeooo:rsid="00463008" style:font-weight-asian="normal" style:font-weight-complex="normal"/>
    </style:style>
    <style:style style:name="T8" style:family="text">
      <style:text-properties style:font-name="Arial" fo:font-weight="normal" style:font-weight-asian="normal" style:font-weight-complex="normal"/>
    </style:style>
    <style:style style:name="T9" style:family="text">
      <style:text-properties style:font-name="Arial" fo:font-weight="normal" officeooo:rsid="001435ed" style:font-weight-asian="normal" style:font-weight-complex="normal"/>
    </style:style>
    <style:style style:name="T10" style:family="text">
      <style:text-properties style:font-name="Arial" fo:font-weight="normal" officeooo:rsid="00238d64" style:font-weight-asian="normal" style:font-weight-complex="normal"/>
    </style:style>
    <style:style style:name="T11" style:family="text">
      <style:text-properties style:font-name="Arial" fo:font-weight="normal" officeooo:rsid="00165fa5" style:font-weight-asian="normal" style:font-weight-complex="normal"/>
    </style:style>
    <style:style style:name="T12" style:family="text">
      <style:text-properties style:font-name="Arial" fo:font-weight="normal" officeooo:rsid="0039fcf7" style:font-weight-asian="normal" style:font-weight-complex="normal"/>
    </style:style>
    <style:style style:name="T13" style:family="text">
      <style:text-properties officeooo:rsid="0018010e"/>
    </style:style>
    <style:style style:name="T14" style:family="text">
      <style:text-properties fo:font-style="italic" fo:font-weight="normal" officeooo:rsid="00238d64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2420ef" style:font-style-asian="italic" style:font-weight-asian="normal" style:font-style-complex="italic" style:font-weight-complex="normal"/>
    </style:style>
    <style:style style:name="T16" style:family="text">
      <style:text-properties officeooo:rsid="00185a4b"/>
    </style:style>
    <style:style style:name="T17" style:family="text">
      <style:text-properties officeooo:rsid="001d26c8"/>
    </style:style>
    <style:style style:name="T18" style:family="text">
      <style:text-properties officeooo:rsid="00238d64"/>
    </style:style>
    <style:style style:name="T19" style:family="text">
      <style:text-properties officeooo:rsid="00254abf"/>
    </style:style>
    <style:style style:name="T20" style:family="text">
      <style:text-properties officeooo:rsid="002b0805"/>
    </style:style>
    <style:style style:name="T21" style:family="text">
      <style:text-properties officeooo:rsid="0034bb7f"/>
    </style:style>
    <style:style style:name="T22" style:family="text">
      <style:text-properties officeooo:rsid="003af598"/>
    </style:style>
    <style:style style:name="T23" style:family="text">
      <style:text-properties officeooo:rsid="003d185d"/>
    </style:style>
    <style:style style:name="T24" style:family="text">
      <style:text-properties fo:color="#009933" fo:font-weight="normal" officeooo:rsid="0049aa90" fo:background-color="transparent" loext:char-shading-value="0" style:font-weight-asian="normal" style:font-weight-complex="normal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4dbdaa" fo:background-color="transparent" loext:char-shading-value="0"/>
    </style:style>
    <style:style style:name="T27" style:family="text">
      <style:text-properties officeooo:rsid="004f9e10" fo:background-color="transparent" loext:char-shading-value="0"/>
    </style:style>
    <style:style style:name="T28" style:family="text">
      <style:text-properties officeooo:rsid="0050505d"/>
    </style:style>
    <style:style style:name="T29" style:family="text">
      <style:text-properties officeooo:rsid="0044e78d"/>
    </style:style>
    <style:style style:name="T30" style:family="text">
      <style:text-properties officeooo:rsid="00458987"/>
    </style:style>
    <style:style style:name="T31" style:family="text">
      <style:text-properties fo:color="#000000"/>
    </style:style>
    <style:style style:name="T32" style:family="text">
      <style:text-properties fo:color="#000000" style:font-name="Arial" style:text-underline-style="none" fo:font-weight="bold" officeooo:rsid="00458987" style:font-weight-asian="bold" style:font-weight-complex="bold"/>
    </style:style>
    <style:style style:name="T33" style:family="text">
      <style:text-properties fo:color="#000000" style:font-name="Arial" style:text-underline-style="none" fo:font-weight="normal" officeooo:rsid="00429eb0" style:font-weight-asian="normal" style:font-weight-complex="normal"/>
    </style:style>
    <style:style style:name="T34" style:family="text">
      <style:text-properties fo:color="#000000" style:font-name="Arial" style:text-underline-style="none" fo:font-weight="normal" officeooo:rsid="00458987" style:font-weight-asian="normal" style:font-weight-complex="normal"/>
    </style:style>
    <style:style style:name="T35" style:family="text">
      <style:text-properties fo:color="#000000" style:font-name="Arial" fo:font-weight="normal" style:font-weight-asian="normal" style:font-weight-complex="normal"/>
    </style:style>
    <style:style style:name="T36" style:family="text">
      <style:text-properties fo:color="#000000" style:font-name="Arial" fo:font-weight="normal" officeooo:rsid="004e025f" style:font-weight-asian="normal" style:font-weight-complex="normal"/>
    </style:style>
    <style:style style:name="T37" style:family="text">
      <style:text-properties fo:color="#000000" officeooo:rsid="0047f81c"/>
    </style:style>
    <style:style style:name="T38" style:family="text">
      <style:text-properties officeooo:rsid="003662ff"/>
    </style:style>
    <style:style style:name="T39" style:family="text">
      <style:text-properties officeooo:rsid="0049fe79"/>
    </style:style>
    <style:style style:name="T40" style:family="text">
      <style:text-properties officeooo:rsid="004ecdfd"/>
    </style:style>
    <style:style style:name="T41" style:family="text">
      <style:text-properties officeooo:rsid="0050e374"/>
    </style:style>
    <style:style style:name="T42" style:family="text">
      <style:text-properties officeooo:rsid="0054994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TREAM 1 PROJECT</text:p>
      <text:p text:style-name="P19"/>
      <text:p text:style-name="P25"><text:span text:style-name="T31">This doc is to show the thought that has gone into the site design and the structured way in which the design/experience </text:span><text:span text:style-name="T37">and manual testing</text:span><text:span text:style-name="T31"> has been approached. </text:span><text:span text:style-name="T38">This may seem overkill for such a small site, but it serves as an illustration of awareness that a structured approach needs to be taken with Web Development projects, and demonstrate my ability to step through one of those approaches and apply it to a real life example.</text:span></text:p>
      <text:p text:style-name="P19"/>
      <text:p text:style-name="P21">Site:</text:p>
      <text:p text:style-name="P30">The idea behind this site was for it to be a portfolio site through which I could demonstrate competency in basic Web Development skills to a future employers, providing a contact form through which they could contact me. <text:span text:style-name="T39">The website</text:span> has a dual purpose of being a piece of graded project work an as such I had to be aware that there were two distinct primary audiences it was addressing.</text:p>
      <text:p text:style-name="P19"/>
      <text:p text:style-name="P20">Users</text:p>
      <text:p text:style-name="P19"/>
      <text:p text:style-name="P29">ACTOR &amp; GOAL</text:p>
      <text:list xml:id="list7279230816650055237" text:style-name="L1">
        <text:list-item>
          <text:p text:style-name="P45"><text:span text:style-name="T32">Website Browser</text:span><text:span text:style-name="T33">: </text:span><text:span text:style-name="T34">Browses website looking at different pages and absorbing content</text:span></text:p>
        </text:list-item>
      </text:list>
      <text:p text:style-name="P32"/>
      <text:p text:style-name="P29">USER ROLE</text:p>
      <text:list xml:id="list3512138548220104663" text:style-name="L2">
        <text:list-item>
          <text:p text:style-name="P46">Potential Client:<text:span text:style-name="T1"> </text:span><text:span text:style-name="T6">Looks at site for quality of delivery and ease of use.</text:span></text:p>
        </text:list-item>
        <text:list-item>
          <text:p text:style-name="P46"><text:span text:style-name="T30">Exam Assessor</text:span>:<text:span text:style-name="T1"> </text:span><text:span text:style-name="T6">Assesses site against course grading criteria.</text:span></text:p>
        </text:list-item>
      </text:list>
      <text:p text:style-name="P27"/>
      <text:p text:style-name="P29">USER PROFILE</text:p>
      <text:list xml:id="list121028427903146" text:continue-numbering="true" text:style-name="L2">
        <text:list-item>
          <text:p text:style-name="P47">Users: <text:span text:style-name="T7">5-10</text:span><text:span text:style-name="T1"> </text:span><text:span text:style-name="T7">clients/assessors</text:span><text:span text:style-name="T1"> visit this website monthly</text:span></text:p>
        </text:list-item>
        <text:list-item>
          <text:p text:style-name="P47">Activities: <text:span text:style-name="T7">B</text:span><text:span text:style-name="T1">rowsing</text:span></text:p>
        </text:list-item>
        <text:list-item>
          <text:p text:style-name="P47">Computer Skills: <text:span text:style-name="T7">Moderate</text:span><text:span text:style-name="T1"> to expert</text:span></text:p>
        </text:list-item>
        <text:list-item>
          <text:p text:style-name="P47">Domain expertise: <text:span text:style-name="T7">T</text:span><text:span text:style-name="T1">ypical </text:span><text:span text:style-name="T7">users (clients/assessors) will have used websites before.</text:span></text:p>
        </text:list-item>
      </text:list>
      <text:p text:style-name="P27"/>
      <text:p text:style-name="P29">PERSONA</text:p>
      <text:p text:style-name="P31">Due to the limited scope of this site, specific personas have not been developed but this has been kept in to acknowledge that it is a part of the development process that should be considered.</text:p>
      <text:p text:style-name="P23"/>
      <text:p text:style-name="P44">User Experience</text:p>
      <text:p text:style-name="P5"/>
      <text:p text:style-name="P1">Strategy:</text:p>
      <text:p text:style-name="P7">Business/Website goals drive who is going to use it and where it is going to be used, it is this that develops strategy.</text:p>
      <text:p text:style-name="P7"/>
      <text:p text:style-name="P36">Website Goals:</text:p>
      <text:p text:style-name="P36"><text:span text:style-name="T1">To show my competency in developing a basis websites </text:span><text:span text:style-name="T3">to future employers</text:span></text:p>
      <text:p text:style-name="P40"/>
      <text:p text:style-name="P37"><text:span text:style-name="T3">T</text:span><text:span text:style-name="T1">o show my competency to the examination board </text:span><text:span text:style-name="T5">(via their marking criteria)</text:span><text:span text:style-name="T1">.</text:span></text:p>
      <text:p text:style-name="P38"/>
      <text:p text:style-name="P38">To show/explain good practice has been followed, <text:span text:style-name="T22">such as</text:span>:</text:p>
      <text:list xml:id="list6058757029183219622" text:style-name="L3">
        <text:list-item>
          <text:p text:style-name="P58">Design</text:p>
          <text:list>
            <text:list-item>
              <text:p text:style-name="P65">Garrets Elements of UX Stack</text:p>
            </text:list-item>
            <text:list-item>
              <text:p text:style-name="P57"><text:span text:style-name="T11">Usability Heuristics </text:span><text:span text:style-name="T12">(where applicable)</text:span></text:p>
            </text:list-item>
          </text:list>
          <text:p text:style-name="P66"/>
        </text:list-item>
        <text:list-item>
          <text:p text:style-name="P59">Coding:</text:p>
          <text:list>
            <text:list-item>
              <text:p text:style-name="P59"><text:span text:style-name="T1">W3C HTML/CSS </text:span><text:span text:style-name="T3">compliant</text:span></text:p>
            </text:list-item>
            <text:list-item>
              <text:p text:style-name="P68">Cross browser compatibility (HTML/CSS/JS)</text:p>
            </text:list-item>
            <text:list-item>
              <text:p text:style-name="P66">Semantic MarkUp</text:p>
            </text:list-item>
            <text:list-item>
              <text:p text:style-name="P66">Modular Coding</text:p>
            </text:list-item>
            <text:list-item>
              <text:p text:style-name="P67">Scripts at bottom of <text:span text:style-name="T23">b</text:span>ody</text:p>
            </text:list-item>
            <text:list-item>
              <text:p text:style-name="P67">External CSS/JS and JS in scripts folder </text:p>
            </text:list-item>
          </text:list>
        </text:list-item>
      </text:list>
      <text:p text:style-name="P39"/>
      <text:p text:style-name="P1"><text:span text:style-name="T1"><text:tab/>To showcase on</text:span><text:span text:style-name="T2">e</text:span><text:span text:style-name="T1"> of my interests </text:span><text:span text:style-name="T3">(scenic photography/video)</text:span></text:p>
      <text:p text:style-name="P10"/>
      <text:p text:style-name="P42"><text:span text:style-name="T13"><text:tab/>W</text:span>ho is going to be using it?</text:p>
      <text:p text:style-name="P11"><text:tab/>Exam board <text:span text:style-name="T17">(for Certificate)</text:span></text:p>
      <text:p text:style-name="P26"><text:span text:style-name="T8"><text:tab/>Prospective/</text:span><text:span text:style-name="T9">F</text:span><text:span text:style-name="T8">uture free portfolio builders (charities or good causes)</text:span></text:p>
      <text:p text:style-name="P26"><text:span text:style-name="T8"><text:tab/>Prospective/</text:span><text:span text:style-name="T9">F</text:span><text:span text:style-name="T8">uture Employers</text:span></text:p>
      <text:p text:style-name="P26"><text:span text:style-name="T8"><text:tab/></text:span><text:span text:style-name="T10">Friends/Family</text:span></text:p>
      <text:p text:style-name="P9"/>
      <text:p text:style-name="P42"><text:tab/>Where will it be used?</text:p>
      <text:list xml:id="list5661025970489475860" text:style-name="L4">
        <text:list-item>
          <text:p text:style-name="P60">Mobile phone<text:span text:style-name="T1"> –</text:span><text:span text:style-name="T4"> </text:span><text:span text:style-name="T14">Friends/Family, viewing in social context with them, exam board for assessment purposes (i.e mobile friendly design).</text:span></text:p>
        </text:list-item>
        <text:list-item>
          <text:p text:style-name="P61">Tablet<text:span text:style-name="T1"> –</text:span><text:span text:style-name="T4"> </text:span><text:span text:style-name="T14">Friends/Family viewing in home context, some employers </text:span><text:span text:style-name="T15">might</text:span><text:span text:style-name="T14"> use tablets for profile/portfolio browsing, </text:span><text:span text:style-name="T15">e</text:span><text:span text:style-name="T14">xam board for assessment purposes (i.e tablet friendly design) </text:span><text:span text:style-name="T15">and potentially </text:span><text:span text:style-name="T14">charities </text:span><text:span text:style-name="T15">for portfolio review.</text:span></text:p>
        </text:list-item>
        <text:list-item>
          <text:p text:style-name="P60">Laptop/<text:span text:style-name="T18">Desktop</text:span><text:span text:style-name="T1"> –</text:span><text:span text:style-name="T4"> </text:span><text:span text:style-name="T14">Employers for profile/portfolio browsing, charities for portfolio review, exam board for assessment purposes, </text:span><text:span text:style-name="T15">possibly friends/family for home viewing.</text:span></text:p>
        </text:list-item>
      </text:list>
      <text:p text:style-name="P8"/>
      <text:p text:style-name="P2"><text:span text:style-name="T16">User task-centric </text:span>Scope:</text:p>
      <text:p text:style-name="P12">What tasks will the users wa<text:span text:style-name="T19">n</text:span>t to be able to do?</text:p>
      <text:list xml:id="list3192626106546408426" text:style-name="L5">
        <text:list-item>
          <text:p text:style-name="P69">Access social media links</text:p>
        </text:list-item>
        <text:list-item>
          <text:p text:style-name="P70">Contact me <text:span text:style-name="T22">through form</text:span></text:p>
        </text:list-item>
        <text:list-item>
          <text:p text:style-name="P69">Browse</text:p>
          <text:list>
            <text:list-item>
              <text:p text:style-name="P69">Navigate Site <text:span text:style-name="T21">(no need, too small for breadcrumb or site map)</text:span></text:p>
            </text:list-item>
            <text:list-item>
              <text:p text:style-name="P69">Browse Photos/<text:span text:style-name="T20">Videos</text:span></text:p>
              <text:list>
                <text:list-item>
                  <text:p text:style-name="P69">By location</text:p>
                </text:list-item>
              </text:list>
            </text:list-item>
          </text:list>
          <text:p text:style-name="P72"/>
        </text:list-item>
      </text:list>
      <text:p text:style-name="P14"><text:soft-page-break/></text:p>
      <text:p text:style-name="P1">Structure:</text:p>
      <text:p text:style-name="P15">The structure of the site was clear as it is of such small size.</text:p>
      <text:p text:style-name="P13"/>
      <text:p text:style-name="P1">Skeleton:</text:p>
      <text:p text:style-name="P71">The page skeletons were wireframed <text:a xlink:type="simple" xlink:href="https://www.gliffy.com/go/html5/11867497" text:style-name="Internet_20_link" text:visited-style-name="Visited_20_Internet_20_Link"><text:span text:style-name="T42">i</text:span></text:a><text:span text:style-name="T42">n LibreOffice Impress.</text:span></text:p>
      <text:p text:style-name="P13"/>
      <text:p text:style-name="P1">Surface:</text:p>
      <text:p text:style-name="P15">This can be seen as you browse the site</text:p>
      <text:p text:style-name="P13"/>
      <text:p text:style-name="P24"/>
      <text:p text:style-name="P22"/>
      <text:p text:style-name="P22"/>
      <text:p text:style-name="P22"/>
      <text:p text:style-name="P43"><text:span text:style-name="T29">Manual </text:span>Testing</text:p>
      <text:p text:style-name="P17">This is an overview of the manual testing carried on the site.</text:p>
      <text:p text:style-name="P16"/>
      <text:p text:style-name="P3">Functionality Testing:</text:p>
      <text:list xml:id="list6026683946060015463" text:style-name="L6">
        <text:list-item>
          <text:p text:style-name="P62">Test the outgoing links from all the pages</text:p>
          <text:list>
            <text:list-item>
              <text:p text:style-name="P48">w3Schools link on home page, OU links to twitter, facebook and youtube</text:p>
            </text:list-item>
          </text:list>
        </text:list-item>
        <text:list-item>
          <text:p text:style-name="P56">Test all internal links.</text:p>
          <text:list>
            <text:list-item>
              <text:p text:style-name="P48"><text:span text:style-name="T41">M</text:span>enu links, each pages menu goes to the right page.</text:p>
            </text:list-item>
          </text:list>
        </text:list-item>
        <text:list-item>
          <text:p text:style-name="P64">Test photo viewer<text:span text:style-name="T24"><text:tab/></text:span></text:p>
          <text:list>
            <text:list-item>
              <text:p text:style-name="P74">Test that <text:span text:style-name="T40">the </text:span>user can’t select previous/next before selecting location</text:p>
            </text:list-item>
            <text:list-item>
              <text:p text:style-name="P74">Test that <text:span text:style-name="T40">the</text:span> photos for each location cycle round (no end of array issues)</text:p>
            </text:list-item>
            <text:list-item>
              <text:p text:style-name="P74">Test that <text:span text:style-name="T40">you </text:span>can stop half way through one photo gall<text:span text:style-name="T40">e</text:span>ry and view another</text:p>
            </text:list-item>
          </text:list>
        </text:list-item>
      </text:list>
      <text:p text:style-name="P34"/>
      <text:list xml:id="list121028146748522" text:continue-numbering="true" text:style-name="L6">
        <text:list-item>
          <text:p text:style-name="P78">Form</text:p>
          <text:list>
            <text:list-item>
              <text:p text:style-name="P75">Test the user can’t put in a single character in first/last name fields</text:p>
            </text:list-item>
            <text:list-item>
              <text:p text:style-name="P75">Test the user can’t put in a numeric within the first/last name fields</text:p>
            </text:list-item>
            <text:list-item>
              <text:p text:style-name="P76"><text:span text:style-name="T25">Test </text:span><text:span text:style-name="T26">the user can only enter a HTML5 validated email in email field</text:span></text:p>
            </text:list-item>
            <text:list-item>
              <text:p text:style-name="P76"><text:span text:style-name="T25">Test that user can’t </text:span><text:span text:style-name="T26">input a date before current date in start date field</text:span></text:p>
            </text:list-item>
            <text:list-item>
              <text:p text:style-name="P76"><text:span text:style-name="T25">Test that user can’t </text:span><text:span text:style-name="T26">input a day greater that 31 in start date field</text:span></text:p>
            </text:list-item>
            <text:list-item>
              <text:p text:style-name="P77"><text:span text:style-name="T25">Test that user can’t </text:span><text:span text:style-name="T26">input a day </text:span><text:span text:style-name="T27">less</text:span><text:span text:style-name="T26"> tha</text:span><text:span text:style-name="T27">n</text:span><text:span text:style-name="T26"> 1 in start date field</text:span></text:p>
            </text:list-item>
            <text:list-item>
              <text:p text:style-name="P77"><text:span text:style-name="T25">Test that user can’t </text:span><text:span text:style-name="T26">input a </text:span><text:span text:style-name="T27">month</text:span><text:span text:style-name="T26"> greater that </text:span><text:span text:style-name="T27">12</text:span><text:span text:style-name="T26"> in start date field</text:span></text:p>
            </text:list-item>
            <text:list-item>
              <text:p text:style-name="P77"><text:span text:style-name="T25">Test that user can’t </text:span><text:span text:style-name="T26">input a </text:span><text:span text:style-name="T27">month</text:span><text:span text:style-name="T26"> </text:span><text:span text:style-name="T27">less</text:span><text:span text:style-name="T26"> tha</text:span><text:span text:style-name="T27">n</text:span><text:span text:style-name="T26"> 1 in start date field</text:span></text:p>
            </text:list-item>
            <text:list-item>
              <text:p text:style-name="P77"><text:span text:style-name="T25">Test that user can’t </text:span><text:span text:style-name="T26">input a </text:span><text:span text:style-name="T27">year</text:span><text:span text:style-name="T26"> </text:span><text:span text:style-name="T27">greater </text:span><text:span text:style-name="T26">tha</text:span><text:span text:style-name="T27">n</text:span><text:span text:style-name="T26"> </text:span><text:span text:style-name="T27">2029 </text:span><text:span text:style-name="T26">in start date field</text:span></text:p>
              <text:list>
                <text:list-header>
                  <text:p text:style-name="P79"/>
                </text:list-header>
              </text:list>
            </text:list-item>
          </text:list>
        </text:list-item>
        <text:list-item>
          <text:p text:style-name="P63">Validating your HTML: <text:a xlink:type="simple" xlink:href="https://validator.w3.org/" text:style-name="Internet_20_link" text:visited-style-name="Visited_20_Internet_20_Link"><text:span text:style-name="T28">https://validator.w3.org/</text:span></text:a></text:p>
          <text:list>
            <text:list-item>
              <text:p text:style-name="P73">HomePage: </text:p>
            </text:list-item>
            <text:list-item>
              <text:p text:style-name="P73">Media Page: </text:p>
            </text:list-item>
            <text:list-item>
              <text:p text:style-name="P73">Profile Page: </text:p>
            </text:list-item>
            <text:list-item>
              <text:p text:style-name="P73">Contact Page: </text:p>
            </text:list-item>
          </text:list>
        </text:list-item>
      </text:list>
      <text:p text:style-name="P4"/>
      <text:p text:style-name="P33">Compatibility Testing:</text:p>
      <text:p text:style-name="P41">Browser compatibility</text:p>
      <text:list xml:id="list5639281975304666385" text:style-name="L7">
        <text:list-item>
          <text:list>
            <text:list-item>
              <text:p text:style-name="P49">Firefox</text:p>
            </text:list-item>
            <text:list-item>
              <text:p text:style-name="P49">Chrome</text:p>
            </text:list-item>
            <text:list-item>
              <text:p text:style-name="P49">IE</text:p>
            </text:list-item>
            <text:list-item>
              <text:p text:style-name="P50">Safari</text:p>
            </text:list-item>
          </text:list>
        </text:list-item>
      </text:list>
      <text:list xml:id="list759521510506935579" text:style-name="L8">
        <text:list-header>
          <text:p text:style-name="P54"/>
          <text:p text:style-name="P54">Operating system compatibility</text:p>
          <text:list>
            <text:list-item>
              <text:p text:style-name="P51">Win10</text:p>
            </text:list-item>
            <text:list-item>
              <text:p text:style-name="P51">macOS</text:p>
            </text:list-item>
          </text:list>
        </text:list-header>
      </text:list>
      <text:p text:style-name="P28"/>
      <text:p text:style-name="P6">Responsiveness</text:p>
      <text:p text:style-name="P81">Physical Devices:</text:p>
      <text:list xml:id="list6890916310428341876" text:style-name="L9">
        <text:list-item>
          <text:list>
            <text:list-item>
              <text:p text:style-name="P52">Tablet (iPad and Android)</text:p>
            </text:list-item>
            <text:list-item>
              <text:p text:style-name="P52">Laptop (Windows)</text:p>
            </text:list-item>
            <text:list-item>
              <text:p text:style-name="P52">Desktop (macOS)</text:p>
            </text:list-item>
          </text:list>
        </text:list-item>
      </text:list>
      <text:p text:style-name="P53"/>
      <text:p text:style-name="P35"><text:span text:style-name="T35"><text:tab/>Software Simulations </text:span><text:span text:style-name="T36">(simulating an array of different device types/sizes)</text:span><text:span text:style-name="T35">:</text:span></text:p>
      <text:list xml:id="list6016767805867266442" text:style-name="L10">
        <text:list-item>
          <text:list>
            <text:list-item>
              <text:p text:style-name="P80"><text:span text:style-name="T35">Device Toolbar (Within Google Chrome’s </text:span><text:span text:style-name="T36">web </text:span><text:span text:style-name="T35">developer tools).</text:span></text:p>
            </text:list-item>
            <text:list-item>
              <text:p text:style-name="P55">Responsive Design Mode (Within FireFox web developer tools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1T09:08:09.140000000</meta:creation-date>
    <meta:generator>LibreOffice/5.2.5.1$Windows_x86 LibreOffice_project/0312e1a284a7d50ca85a365c316c7abbf20a4d22</meta:generator>
    <dc:date>2018-01-21T12:10:27.591000000</dc:date>
    <meta:editing-duration>PT8H3M3S</meta:editing-duration>
    <meta:editing-cycles>59</meta:editing-cycles>
    <meta:document-statistic meta:table-count="0" meta:image-count="0" meta:object-count="0" meta:page-count="4" meta:paragraph-count="105" meta:word-count="858" meta:character-count="4967" meta:non-whitespace-character-count="4258"/>
  </office:meta>
</office:document-meta>
</file>